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7917in" fo:margin-left="0.0146in" fo:margin-right="1.8861in" table:align="margins"/>
    </style:style>
    <style:style style:name="Table1.A" style:family="table-column">
      <style:table-column-properties style:column-width="2.5625in" style:rel-column-width="35046*"/>
    </style:style>
    <style:style style:name="Table1.B" style:family="table-column">
      <style:table-column-properties style:column-width="2.2292in" style:rel-column-width="30489*"/>
    </style:style>
    <style:style style:name="Table1.A1" style:family="table-cell">
      <style:table-cell-properties fo:background-color="#cccccc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P1" style:family="paragraph" style:parent-style-name="Standard" style:master-page-name="">
      <style:paragraph-properties style:page-number="auto" fo:break-before="page"/>
    </style:style>
    <style:style style:name="P2" style:family="paragraph" style:parent-style-name="Standard">
      <style:paragraph-properties fo:margin-left="4.4409in" fo:margin-right="0in" fo:text-indent="0in" style:auto-text-indent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RepeatIn(objects, 'packing')</text:text-input></text:p>
      <text:p text:style-name="Standard"><text:text-input text:description="">setLang(packing.customer_address.partner.lang and packing.customer_address.partner.lang.code or 'en_US')</text:text-input></text:p>
      <text:p text:style-name="P2"><text:text-input text:description="">packing.customer_address.partner.type and packing.customer_address.partner.type.name or '' + packing.customer_address.partner.name</text:text-input></text:p>
      <text:p text:style-name="P2"><text:text-input text:description="">packing.customer_address.name or ''</text:text-input></text:p>
      <text:p text:style-name="P2"><text:text-input text:description="">packing.customer_address.street or ''</text:text-input></text:p>
      <text:p text:style-name="P2"><text:text-input text:description="">packing.customer_address.streetbis or ''</text:text-input></text:p>
      <text:p text:style-name="P2"><text:text-input text:description="">(packing.customer_address.zip) + (packing.customer_address.city)</text:text-input></text:p>
      <text:p text:style-name="P2"><text:text-input text:description="">packing.customer_address.state and packing.customer_address.state.name or ''</text:text-input></text:p>
      <text:p text:style-name="P2"><text:text-input text:description="">packing.customer_address.country and packing.customer_address.country.name or ''</text:text-input></text:p>
      <text:p text:style-name="Standard"/>
      <text:p text:style-name="Text_20_body"><text:span text:style-name="T1">Packing Number:</text:span> <text:text-input text:description="">packing.code</text:text-input></text:p>
      <text:p text:style-name="Text_20_body"><text:span text:style-name="T1">Send at:</text:span> <text:text-input text:description="">packing.effective_date and formatLang(packing.effective_date, date=True)</text:text-input></text:p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3">Delivered Products :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acking.outgoing_moves, 'move')</text:text-input><text:text-input text:description="">move.product.name</text:text-input>:</text:p>
          </table:table-cell>
          <table:table-cell table:style-name="Table1.A2" office:value-type="string">
            <text:p text:style-name="P4"><text:text-input text:description="">move.quantity</text:text-input> <text:text-input text:description="">move.uom.name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14T01:26:21</meta:creation-date>
    <dc:creator>Cédric Krier</dc:creator>
    <dc:date>2008-05-19T18:03:58</dc:date>
    <meta:editing-cycles>33</meta:editing-cycles>
    <meta:editing-duration>PT14H10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6" meta:character-count="62"/>
  </office:meta>
</office:document-meta>
</file>